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d02e" officeooo:paragraph-rsid="0006d02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doop fs -rmr /mapside/output</text:p>
      <text:p text:style-name="P1">rmr: DEPRECATED: Please use 'rm -r' instead.</text:p>
      <text:p text:style-name="P1">16/12/31 00:46:17 WARN util.NativeCodeLoader: Unable to load native-hadoop library for your platform... using builtin-java classes where applicable</text:p>
      <text:p text:style-name="P1">16/12/31 00:46:21 INFO fs.TrashPolicyDefault: Namenode trash configuration: Deletion interval = 0 minutes, Emptier interval = 0 minutes.</text:p>
      <text:p text:style-name="P1">Deleted /mapside/output</text:p>
      <text:p text:style-name="P1">hduser@ubuntu:~$ hadoop jar /home/hduser/totalsales3.jar TotalSales /mapside /mapside/output</text:p>
      <text:p text:style-name="P1">16/12/31 00:46:31 WARN util.NativeCodeLoader: Unable to load native-hadoop library for your platform... using builtin-java classes where applicable</text:p>
      <text:p text:style-name="P1">16/12/31 00:46:33 INFO Configuration.deprecation: session.id is deprecated. Instead, use dfs.metrics.session-id</text:p>
      <text:p text:style-name="P1">16/12/31 00:46:33 INFO jvm.JvmMetrics: Initializing JVM Metrics with processName=JobTracker, sessionId=</text:p>
      <text:p text:style-name="P1">16/12/31 00:46:33 WARN mapreduce.JobSubmitter: Hadoop command-line option parsing not performed. Implement the Tool interface and execute your application with ToolRunner to remedy this.</text:p>
      <text:p text:style-name="P1">16/12/31 00:46:34 INFO input.FileInputFormat: Total input paths to process : 2</text:p>
      <text:p text:style-name="P1">16/12/31 00:46:34 INFO mapreduce.JobSubmitter: number of splits:2</text:p>
      <text:p text:style-name="P1">16/12/31 00:46:34 INFO mapreduce.JobSubmitter: Submitting tokens for job: job_local1650843937_0001</text:p>
      <text:p text:style-name="P1">16/12/31 00:46:35 INFO mapreduce.Job: The url to track the job: http://localhost:8080/</text:p>
      <text:p text:style-name="P1">16/12/31 00:46:35 INFO mapreduce.Job: Running job: job_local1650843937_0001</text:p>
      <text:p text:style-name="P1">16/12/31 00:46:35 INFO mapred.LocalJobRunner: OutputCommitter set in config null</text:p>
      <text:p text:style-name="P1">16/12/31 00:46:35 INFO mapred.LocalJobRunner: OutputCommitter is org.apache.hadoop.mapreduce.lib.output.FileOutputCommitter</text:p>
      <text:p text:style-name="P1">16/12/31 00:46:36 INFO mapred.LocalJobRunner: Waiting for map tasks</text:p>
      <text:p text:style-name="P1">16/12/31 00:46:36 INFO mapred.LocalJobRunner: Starting task: attempt_local1650843937_0001_m_000000_0</text:p>
      <text:p text:style-name="P1">16/12/31 00:46:36 INFO mapreduce.Job: Job job_local1650843937_0001 running in uber mode : false</text:p>
      <text:p text:style-name="P1">16/12/31 00:46:36 INFO mapreduce.Job: <text:s/>map 0% reduce 0%</text:p>
      <text:p text:style-name="P1">16/12/31 00:46:36 INFO mapred.Task: <text:s/>Using ResourceCalculatorProcessTree : [ ]</text:p>
      <text:p text:style-name="P1">16/12/31 00:46:36 INFO mapred.MapTask: Processing split: hdfs://localhost:54310/mapside/POS1.txt:0+78</text:p>
      <text:p text:style-name="P1">16/12/31 00:46:36 INFO mapred.LocalJobRunner: </text:p>
      <text:p text:style-name="P1">16/12/31 00:46:37 INFO mapred.Task: Task:attempt_local1650843937_0001_m_000000_0 is done. And is in the process of committing</text:p>
      <text:p text:style-name="P1">16/12/31 00:46:37 INFO mapred.LocalJobRunner: </text:p>
      <text:p text:style-name="P1">16/12/31 00:46:37 INFO mapred.Task: Task attempt_local1650843937_0001_m_000000_0 is allowed to commit now</text:p>
      <text:p text:style-name="P1">16/12/31 00:46:37 INFO output.FileOutputCommitter: Saved output of task 'attempt_local1650843937_0001_m_000000_0' to hdfs://localhost:54310/mapside/output/_temporary/0/task_local1650843937_0001_m_000000</text:p>
      <text:p text:style-name="P1">16/12/31 00:46:37 INFO mapred.LocalJobRunner: map</text:p>
      <text:p text:style-name="P1">16/12/31 00:46:37 INFO mapred.Task: Task 'attempt_local1650843937_0001_m_000000_0' done.</text:p>
      <text:p text:style-name="P1">16/12/31 00:46:37 INFO mapred.LocalJobRunner: Finishing task: attempt_local1650843937_0001_m_000000_0</text:p>
      <text:p text:style-name="P1">16/12/31 00:46:37 INFO mapred.LocalJobRunner: Starting task: attempt_local1650843937_0001_m_000001_0</text:p>
      <text:p text:style-name="P1">16/12/31 00:46:37 INFO mapred.Task: <text:s/>Using ResourceCalculatorProcessTree : [ ]</text:p>
      <text:p text:style-name="P1"><text:soft-page-break/>16/12/31 00:46:37 INFO mapred.MapTask: Processing split: hdfs://localhost:54310/mapside/POS2.txt:0+78</text:p>
      <text:p text:style-name="P1">16/12/31 00:46:37 INFO mapred.LocalJobRunner: </text:p>
      <text:p text:style-name="P1">16/12/31 00:46:37 INFO mapred.Task: Task:attempt_local1650843937_0001_m_000001_0 is done. And is in the process of committing</text:p>
      <text:p text:style-name="P1">16/12/31 00:46:37 INFO mapred.LocalJobRunner: </text:p>
      <text:p text:style-name="P1">16/12/31 00:46:37 INFO mapred.Task: Task attempt_local1650843937_0001_m_000001_0 is allowed to commit now</text:p>
      <text:p text:style-name="P1">16/12/31 00:46:37 INFO output.FileOutputCommitter: Saved output of task 'attempt_local1650843937_0001_m_000001_0' to hdfs://localhost:54310/mapside/output/_temporary/0/task_local1650843937_0001_m_000001</text:p>
      <text:p text:style-name="P1">16/12/31 00:46:37 INFO mapred.LocalJobRunner: map</text:p>
      <text:p text:style-name="P1">16/12/31 00:46:37 INFO mapred.Task: Task 'attempt_local1650843937_0001_m_000001_0' done.</text:p>
      <text:p text:style-name="P1">16/12/31 00:46:37 INFO mapred.LocalJobRunner: Finishing task: attempt_local1650843937_0001_m_000001_0</text:p>
      <text:p text:style-name="P1">16/12/31 00:46:37 INFO mapred.LocalJobRunner: map task executor complete.</text:p>
      <text:p text:style-name="P1">16/12/31 00:46:38 INFO mapreduce.Job: <text:s/>map 100% reduce 0%</text:p>
      <text:p text:style-name="P1">16/12/31 00:46:38 INFO mapreduce.Job: Job job_local1650843937_0001 completed successfully</text:p>
      <text:p text:style-name="P1">16/12/31 00:46:38 INFO mapreduce.Job: Counters: 23</text:p>
      <text:p text:style-name="P1"><text:tab/>File System Counters</text:p>
      <text:p text:style-name="P1"><text:tab/><text:tab/>FILE: Number of bytes read=7799</text:p>
      <text:p text:style-name="P1"><text:tab/><text:tab/>FILE: Number of bytes written=506290</text:p>
      <text:p text:style-name="P1"><text:tab/><text:tab/>FILE: Number of read operations=0</text:p>
      <text:p text:style-name="P1"><text:tab/><text:tab/>FILE: Number of large read operations=0</text:p>
      <text:p text:style-name="P1"><text:tab/><text:tab/>FILE: Number of write operations=0</text:p>
      <text:p text:style-name="P1"><text:tab/><text:tab/>HDFS: Number of bytes read=234</text:p>
      <text:p text:style-name="P1"><text:tab/><text:tab/>HDFS: Number of bytes written=126</text:p>
      <text:p text:style-name="P1"><text:tab/><text:tab/>HDFS: Number of read operations=20</text:p>
      <text:p text:style-name="P1"><text:tab/><text:tab/>HDFS: Number of large read operations=0</text:p>
      <text:p text:style-name="P1"><text:tab/><text:tab/>HDFS: Number of write operations=8</text:p>
      <text:p text:style-name="P1"><text:tab/>Map-Reduce Framework</text:p>
      <text:p text:style-name="P1"><text:tab/><text:tab/>Map input records=12</text:p>
      <text:p text:style-name="P1"><text:tab/><text:tab/>Map output records=12</text:p>
      <text:p text:style-name="P1"><text:tab/><text:tab/>Input split bytes=208</text:p>
      <text:p text:style-name="P1"><text:tab/><text:tab/>Spilled Records=0</text:p>
      <text:p text:style-name="P1"><text:tab/><text:tab/>Failed Shuffles=0</text:p>
      <text:p text:style-name="P1"><text:tab/><text:tab/>Merged Map outputs=0</text:p>
      <text:p text:style-name="P1"><text:tab/><text:tab/>GC time elapsed (ms)=12</text:p>
      <text:p text:style-name="P1"><text:tab/><text:tab/>CPU time spent (ms)=0</text:p>
      <text:p text:style-name="P1"><text:tab/><text:tab/>Physical memory (bytes) snapshot=0</text:p>
      <text:p text:style-name="P1"><text:tab/><text:tab/>Virtual memory (bytes) snapshot=0</text:p>
      <text:p text:style-name="P1"><text:tab/><text:tab/>Total committed heap usage (bytes)=129761280</text:p>
      <text:p text:style-name="P1"><text:tab/>File Input Format Counters </text:p>
      <text:p text:style-name="P1"><text:tab/><text:tab/>Bytes Read=156</text:p>
      <text:p text:style-name="P1"><text:tab/>File Output Format Counters </text:p>
      <text:p text:style-name="P1"><text:tab/><text:tab/>Bytes Written=84</text:p>
      <text:p text:style-name="P1">hduser@ubuntu:~$ hadoop fs -cat /mapside/output/part-m-00000</text:p>
      <text:p text:style-name="P1">16/12/31 00:46:51 WARN util.NativeCodeLoader: Unable to load native-hadoop library for your platform... using builtin-java classes where applicable</text:p>
      <text:p text:style-name="P1"><text:soft-page-break/>11<text:tab/>200</text:p>
      <text:p text:style-name="P1">11<text:tab/>150</text:p>
      <text:p text:style-name="P1">12<text:tab/>300</text:p>
      <text:p text:style-name="P1">12<text:tab/>300</text:p>
      <text:p text:style-name="P1">13<text:tab/>300</text:p>
      <text:p text:style-name="P1">13<text:tab/>600</text:p>
      <text:p text:style-name="P1">hduser@ubuntu:~$ hadoop fs -cat /mapside/output/part-m-00001</text:p>
      <text:p text:style-name="P1">16/12/31 00:47:15 WARN util.NativeCodeLoader: Unable to load native-hadoop library for your platform... using builtin-java classes where applicable</text:p>
      <text:p text:style-name="P1">11<text:tab/>500</text:p>
      <text:p text:style-name="P1">11<text:tab/>450</text:p>
      <text:p text:style-name="P1">12<text:tab/>400</text:p>
      <text:p text:style-name="P1">12<text:tab/>150</text:p>
      <text:p text:style-name="P1">13<text:tab/>200</text:p>
      <text:p text:style-name="P1">13<text:tab/>150</text:p>
      <text:p text:style-name="P1">hduser@ubuntu:~$ hadoop fs -rmr /mapside/output</text:p>
      <text:p text:style-name="P1">rmr: DEPRECATED: Please use 'rm -r' instead.</text:p>
      <text:p text:style-name="P1">16/12/31 00:49:37 WARN util.NativeCodeLoader: Unable to load native-hadoop library for your platform... using builtin-java classes where applicable</text:p>
      <text:p text:style-name="P1">16/12/31 00:49:38 INFO fs.TrashPolicyDefault: Namenode trash configuration: Deletion interval = 0 minutes, Emptier interval = 0 minutes.</text:p>
      <text:p text:style-name="P1">Deleted /mapside/output</text:p>
      <text:p text:style-name="P1">hduser@ubuntu:~$ hadoop jar /home/hduser/totalsales.jar TotalSales /mapside /mapside/output</text:p>
      <text:p text:style-name="P1">16/12/31 00:49:51 WARN util.NativeCodeLoader: Unable to load native-hadoop library for your platform... using builtin-java classes where applicable</text:p>
      <text:p text:style-name="P1">16/12/31 00:49:52 INFO Configuration.deprecation: session.id is deprecated. Instead, use dfs.metrics.session-id</text:p>
      <text:p text:style-name="P1">16/12/31 00:49:52 INFO jvm.JvmMetrics: Initializing JVM Metrics with processName=JobTracker, sessionId=</text:p>
      <text:p text:style-name="P1">16/12/31 00:49:52 WARN mapreduce.JobSubmitter: Hadoop command-line option parsing not performed. Implement the Tool interface and execute your application with ToolRunner to remedy this.</text:p>
      <text:p text:style-name="P1">16/12/31 00:49:53 INFO input.FileInputFormat: Total input paths to process : 2</text:p>
      <text:p text:style-name="P1">16/12/31 00:49:53 INFO mapreduce.JobSubmitter: number of splits:2</text:p>
      <text:p text:style-name="P1">16/12/31 00:49:53 INFO mapreduce.JobSubmitter: Submitting tokens for job: job_local1322256939_0001</text:p>
      <text:p text:style-name="P1">16/12/31 00:49:54 INFO mapreduce.Job: The url to track the job: http://localhost:8080/</text:p>
      <text:p text:style-name="P1">16/12/31 00:49:54 INFO mapreduce.Job: Running job: job_local1322256939_0001</text:p>
      <text:p text:style-name="P1">16/12/31 00:49:54 INFO mapred.LocalJobRunner: OutputCommitter set in config null</text:p>
      <text:p text:style-name="P1">16/12/31 00:49:54 INFO mapred.LocalJobRunner: OutputCommitter is org.apache.hadoop.mapreduce.lib.output.FileOutputCommitter</text:p>
      <text:p text:style-name="P1">16/12/31 00:49:54 INFO mapred.LocalJobRunner: Waiting for map tasks</text:p>
      <text:p text:style-name="P1">16/12/31 00:49:54 INFO mapred.LocalJobRunner: Starting task: attempt_local1322256939_0001_m_000000_0</text:p>
      <text:p text:style-name="P1">16/12/31 00:49:54 INFO mapred.Task: <text:s/>Using ResourceCalculatorProcessTree : [ ]</text:p>
      <text:p text:style-name="P1">16/12/31 00:49:54 INFO mapred.MapTask: Processing split: hdfs://localhost:54310/mapside/POS1.txt:0+78</text:p>
      <text:p text:style-name="P1">16/12/31 00:49:55 INFO mapreduce.Job: Job job_local1322256939_0001 running in uber mode : false</text:p>
      <text:p text:style-name="P1">16/12/31 00:49:55 INFO mapreduce.Job: <text:s/>map 0% reduce 0%</text:p>
      <text:p text:style-name="P1">16/12/31 00:49:55 INFO mapred.LocalJobRunner: </text:p>
      <text:p text:style-name="P1"><text:soft-page-break/>16/12/31 00:49:55 INFO mapred.Task: Task:attempt_local1322256939_0001_m_000000_0 is done. And is in the process of committing</text:p>
      <text:p text:style-name="P1">16/12/31 00:49:55 INFO mapred.LocalJobRunner: </text:p>
      <text:p text:style-name="P1">16/12/31 00:49:55 INFO mapred.Task: Task attempt_local1322256939_0001_m_000000_0 is allowed to commit now</text:p>
      <text:p text:style-name="P1">16/12/31 00:49:55 INFO output.FileOutputCommitter: Saved output of task 'attempt_local1322256939_0001_m_000000_0' to hdfs://localhost:54310/mapside/output/_temporary/0/task_local1322256939_0001_m_000000</text:p>
      <text:p text:style-name="P1">16/12/31 00:49:55 INFO mapred.LocalJobRunner: map</text:p>
      <text:p text:style-name="P1">16/12/31 00:49:55 INFO mapred.Task: Task 'attempt_local1322256939_0001_m_000000_0' done.</text:p>
      <text:p text:style-name="P1">16/12/31 00:49:55 INFO mapred.LocalJobRunner: Finishing task: attempt_local1322256939_0001_m_000000_0</text:p>
      <text:p text:style-name="P1">16/12/31 00:49:55 INFO mapred.LocalJobRunner: Starting task: attempt_local1322256939_0001_m_000001_0</text:p>
      <text:p text:style-name="P1">16/12/31 00:49:55 INFO mapred.Task: <text:s/>Using ResourceCalculatorProcessTree : [ ]</text:p>
      <text:p text:style-name="P1">16/12/31 00:49:55 INFO mapred.MapTask: Processing split: hdfs://localhost:54310/mapside/POS2.txt:0+78</text:p>
      <text:p text:style-name="P1">16/12/31 00:49:56 INFO mapred.LocalJobRunner: </text:p>
      <text:p text:style-name="P1">16/12/31 00:49:56 INFO mapred.Task: Task:attempt_local1322256939_0001_m_000001_0 is done. And is in the process of committing</text:p>
      <text:p text:style-name="P1">16/12/31 00:49:56 INFO mapred.LocalJobRunner: </text:p>
      <text:p text:style-name="P1">16/12/31 00:49:56 INFO mapred.Task: Task attempt_local1322256939_0001_m_000001_0 is allowed to commit now</text:p>
      <text:p text:style-name="P1">16/12/31 00:49:56 INFO output.FileOutputCommitter: Saved output of task 'attempt_local1322256939_0001_m_000001_0' to hdfs://localhost:54310/mapside/output/_temporary/0/task_local1322256939_0001_m_000001</text:p>
      <text:p text:style-name="P1">16/12/31 00:49:56 INFO mapred.LocalJobRunner: map</text:p>
      <text:p text:style-name="P1">16/12/31 00:49:56 INFO mapred.Task: Task 'attempt_local1322256939_0001_m_000001_0' done.</text:p>
      <text:p text:style-name="P1">16/12/31 00:49:56 INFO mapred.LocalJobRunner: Finishing task: attempt_local1322256939_0001_m_000001_0</text:p>
      <text:p text:style-name="P1">16/12/31 00:49:56 INFO mapred.LocalJobRunner: map task executor complete.</text:p>
      <text:p text:style-name="P1">16/12/31 00:49:56 INFO mapreduce.Job: <text:s/>map 100% reduce 0%</text:p>
      <text:p text:style-name="P1">16/12/31 00:49:56 INFO mapreduce.Job: Job job_local1322256939_0001 completed successfully</text:p>
      <text:p text:style-name="P1">16/12/31 00:49:56 INFO mapreduce.Job: Counters: 23</text:p>
      <text:p text:style-name="P1"><text:tab/>File System Counters</text:p>
      <text:p text:style-name="P1"><text:tab/><text:tab/>FILE: Number of bytes read=7829</text:p>
      <text:p text:style-name="P1"><text:tab/><text:tab/>FILE: Number of bytes written=506320</text:p>
      <text:p text:style-name="P1"><text:tab/><text:tab/>FILE: Number of read operations=0</text:p>
      <text:p text:style-name="P1"><text:tab/><text:tab/>FILE: Number of large read operations=0</text:p>
      <text:p text:style-name="P1"><text:tab/><text:tab/>FILE: Number of write operations=0</text:p>
      <text:p text:style-name="P1"><text:tab/><text:tab/>HDFS: Number of bytes read=234</text:p>
      <text:p text:style-name="P1"><text:tab/><text:tab/>HDFS: Number of bytes written=126</text:p>
      <text:p text:style-name="P1"><text:tab/><text:tab/>HDFS: Number of read operations=20</text:p>
      <text:p text:style-name="P1"><text:tab/><text:tab/>HDFS: Number of large read operations=0</text:p>
      <text:p text:style-name="P1"><text:tab/><text:tab/>HDFS: Number of write operations=8</text:p>
      <text:p text:style-name="P1"><text:tab/>Map-Reduce Framework</text:p>
      <text:p text:style-name="P1"><text:tab/><text:tab/>Map input records=12</text:p>
      <text:p text:style-name="P1"><text:tab/><text:tab/>Map output records=12</text:p>
      <text:p text:style-name="P1"><text:tab/><text:tab/>Input split bytes=208</text:p>
      <text:p text:style-name="P1"><text:soft-page-break/><text:tab/><text:tab/>Spilled Records=0</text:p>
      <text:p text:style-name="P1"><text:tab/><text:tab/>Failed Shuffles=0</text:p>
      <text:p text:style-name="P1"><text:tab/><text:tab/>Merged Map outputs=0</text:p>
      <text:p text:style-name="P1"><text:tab/><text:tab/>GC time elapsed (ms)=16</text:p>
      <text:p text:style-name="P1"><text:tab/><text:tab/>CPU time spent (ms)=0</text:p>
      <text:p text:style-name="P1"><text:tab/><text:tab/>Physical memory (bytes) snapshot=0</text:p>
      <text:p text:style-name="P1"><text:tab/><text:tab/>Virtual memory (bytes) snapshot=0</text:p>
      <text:p text:style-name="P1"><text:tab/><text:tab/>Total committed heap usage (bytes)=129761280</text:p>
      <text:p text:style-name="P1"><text:tab/>File Input Format Counters </text:p>
      <text:p text:style-name="P1"><text:tab/><text:tab/>Bytes Read=156</text:p>
      <text:p text:style-name="P1"><text:tab/>File Output Format Counters </text:p>
      <text:p text:style-name="P1"><text:tab/><text:tab/>Bytes Written=84</text:p>
      <text:p text:style-name="P1">hduser@ubuntu:~$ hadoop fs -cat /mapside/output/part-m-00000</text:p>
      <text:p text:style-name="P1">16/12/31 00:50:06 WARN util.NativeCodeLoader: Unable to load native-hadoop library for your platform... using builtin-java classes where applicable</text:p>
      <text:p text:style-name="P1">11<text:tab/>200</text:p>
      <text:p text:style-name="P1">11<text:tab/>150</text:p>
      <text:p text:style-name="P1">12<text:tab/>300</text:p>
      <text:p text:style-name="P1">12<text:tab/>300</text:p>
      <text:p text:style-name="P1">13<text:tab/>300</text:p>
      <text:p text:style-name="P1">13<text:tab/>600</text:p>
      <text:p text:style-name="P1">hduser@ubuntu:~$ hadoop fs -rmr /mapside/output</text:p>
      <text:p text:style-name="P1">rmr: DEPRECATED: Please use 'rm -r' instead.</text:p>
      <text:p text:style-name="P1">16/12/31 00:52:40 WARN util.NativeCodeLoader: Unable to load native-hadoop library for your platform... using builtin-java classes where applicable</text:p>
      <text:p text:style-name="P1">16/12/31 00:52:41 INFO fs.TrashPolicyDefault: Namenode trash configuration: Deletion interval = 0 minutes, Emptier interval = 0 minutes.</text:p>
      <text:p text:style-name="P1">Deleted /mapside/output</text:p>
      <text:p text:style-name="P1">hduser@ubuntu:~$ hadoop jar /home/hduser/totalsales1.jar TotalSales /mapside /mapside/output</text:p>
      <text:p text:style-name="P1">16/12/31 00:52:53 WARN util.NativeCodeLoader: Unable to load native-hadoop library for your platform... using builtin-java classes where applicable</text:p>
      <text:p text:style-name="P1">16/12/31 00:52:54 INFO Configuration.deprecation: session.id is deprecated. Instead, use dfs.metrics.session-id</text:p>
      <text:p text:style-name="P1">16/12/31 00:52:54 INFO jvm.JvmMetrics: Initializing JVM Metrics with processName=JobTracker, sessionId=</text:p>
      <text:p text:style-name="P1">16/12/31 00:52:55 WARN mapreduce.JobSubmitter: Hadoop command-line option parsing not performed. Implement the Tool interface and execute your application with ToolRunner to remedy this.</text:p>
      <text:p text:style-name="P1">16/12/31 00:52:55 INFO input.FileInputFormat: Total input paths to process : 2</text:p>
      <text:p text:style-name="P1">16/12/31 00:52:55 INFO mapreduce.JobSubmitter: number of splits:2</text:p>
      <text:p text:style-name="P1">16/12/31 00:52:55 INFO mapreduce.JobSubmitter: Submitting tokens for job: job_local1793877087_0001</text:p>
      <text:p text:style-name="P1">16/12/31 00:52:56 INFO mapreduce.Job: The url to track the job: http://localhost:8080/</text:p>
      <text:p text:style-name="P1">16/12/31 00:52:56 INFO mapreduce.Job: Running job: job_local1793877087_0001</text:p>
      <text:p text:style-name="P1">16/12/31 00:52:56 INFO mapred.LocalJobRunner: OutputCommitter set in config null</text:p>
      <text:p text:style-name="P1">16/12/31 00:52:56 INFO mapred.LocalJobRunner: OutputCommitter is org.apache.hadoop.mapreduce.lib.output.FileOutputCommitter</text:p>
      <text:p text:style-name="P1">16/12/31 00:52:56 INFO mapred.LocalJobRunner: Waiting for map tasks</text:p>
      <text:p text:style-name="P1">16/12/31 00:52:56 INFO mapred.LocalJobRunner: Starting task: attempt_local1793877087_0001_m_000000_0</text:p>
      <text:p text:style-name="P1"><text:soft-page-break/>16/12/31 00:52:56 INFO mapred.Task: <text:s/>Using ResourceCalculatorProcessTree : [ ]</text:p>
      <text:p text:style-name="P1">16/12/31 00:52:56 INFO mapred.MapTask: Processing split: hdfs://localhost:54310/mapside/POS1.txt:0+78</text:p>
      <text:p text:style-name="P1">16/12/31 00:52:56 INFO mapred.LocalJobRunner: </text:p>
      <text:p text:style-name="P1">16/12/31 00:52:57 INFO mapred.Task: Task:attempt_local1793877087_0001_m_000000_0 is done. And is in the process of committing</text:p>
      <text:p text:style-name="P1">16/12/31 00:52:57 INFO mapred.LocalJobRunner: </text:p>
      <text:p text:style-name="P1">16/12/31 00:52:57 INFO mapred.Task: Task attempt_local1793877087_0001_m_000000_0 is allowed to commit now</text:p>
      <text:p text:style-name="P1">16/12/31 00:52:57 INFO output.FileOutputCommitter: Saved output of task 'attempt_local1793877087_0001_m_000000_0' to hdfs://localhost:54310/mapside/output/_temporary/0/task_local1793877087_0001_m_000000</text:p>
      <text:p text:style-name="P1">16/12/31 00:52:57 INFO mapreduce.Job: Job job_local1793877087_0001 running in uber mode : false</text:p>
      <text:p text:style-name="P1">16/12/31 00:52:57 INFO mapreduce.Job: <text:s/>map 0% reduce 0%</text:p>
      <text:p text:style-name="P1">16/12/31 00:52:57 INFO mapred.LocalJobRunner: map</text:p>
      <text:p text:style-name="P1">16/12/31 00:52:57 INFO mapred.Task: Task 'attempt_local1793877087_0001_m_000000_0' done.</text:p>
      <text:p text:style-name="P1">16/12/31 00:52:57 INFO mapred.LocalJobRunner: Finishing task: attempt_local1793877087_0001_m_000000_0</text:p>
      <text:p text:style-name="P1">16/12/31 00:52:57 INFO mapred.LocalJobRunner: Starting task: attempt_local1793877087_0001_m_000001_0</text:p>
      <text:p text:style-name="P1">16/12/31 00:52:57 INFO mapred.Task: <text:s/>Using ResourceCalculatorProcessTree : [ ]</text:p>
      <text:p text:style-name="P1">16/12/31 00:52:57 INFO mapred.MapTask: Processing split: hdfs://localhost:54310/mapside/POS2.txt:0+78</text:p>
      <text:p text:style-name="P1">16/12/31 00:52:57 INFO mapred.LocalJobRunner: </text:p>
      <text:p text:style-name="P1">16/12/31 00:52:57 INFO mapred.Task: Task:attempt_local1793877087_0001_m_000001_0 is done. And is in the process of committing</text:p>
      <text:p text:style-name="P1">16/12/31 00:52:58 INFO mapred.LocalJobRunner: </text:p>
      <text:p text:style-name="P1">16/12/31 00:52:58 INFO mapred.Task: Task attempt_local1793877087_0001_m_000001_0 is allowed to commit now</text:p>
      <text:p text:style-name="P1">16/12/31 00:52:58 INFO output.FileOutputCommitter: Saved output of task 'attempt_local1793877087_0001_m_000001_0' to hdfs://localhost:54310/mapside/output/_temporary/0/task_local1793877087_0001_m_000001</text:p>
      <text:p text:style-name="P1">16/12/31 00:52:58 INFO mapred.LocalJobRunner: map</text:p>
      <text:p text:style-name="P1">16/12/31 00:52:58 INFO mapred.Task: Task 'attempt_local1793877087_0001_m_000001_0' done.</text:p>
      <text:p text:style-name="P1">16/12/31 00:52:58 INFO mapred.LocalJobRunner: Finishing task: attempt_local1793877087_0001_m_000001_0</text:p>
      <text:p text:style-name="P1">16/12/31 00:52:58 INFO mapred.LocalJobRunner: map task executor complete.</text:p>
      <text:p text:style-name="P1">16/12/31 00:52:58 INFO mapreduce.Job: <text:s/>map 100% reduce 0%</text:p>
      <text:p text:style-name="P1">16/12/31 00:52:58 INFO mapreduce.Job: Job job_local1793877087_0001 completed successfully</text:p>
      <text:p text:style-name="P1">16/12/31 00:52:58 INFO mapreduce.Job: Counters: 23</text:p>
      <text:p text:style-name="P1"><text:tab/>File System Counters</text:p>
      <text:p text:style-name="P1"><text:tab/><text:tab/>FILE: Number of bytes read=7791</text:p>
      <text:p text:style-name="P1"><text:tab/><text:tab/>FILE: Number of bytes written=506314</text:p>
      <text:p text:style-name="P1"><text:tab/><text:tab/>FILE: Number of read operations=0</text:p>
      <text:p text:style-name="P1"><text:tab/><text:tab/>FILE: Number of large read operations=0</text:p>
      <text:p text:style-name="P1"><text:tab/><text:tab/>FILE: Number of write operations=0</text:p>
      <text:p text:style-name="P1"><text:tab/><text:tab/>HDFS: Number of bytes read=234</text:p>
      <text:p text:style-name="P1"><text:tab/><text:tab/>HDFS: Number of bytes written=126</text:p>
      <text:p text:style-name="P1"><text:tab/><text:tab/>HDFS: Number of read operations=20</text:p>
      <text:p text:style-name="P1"><text:soft-page-break/><text:tab/><text:tab/>HDFS: Number of large read operations=0</text:p>
      <text:p text:style-name="P1"><text:tab/><text:tab/>HDFS: Number of write operations=8</text:p>
      <text:p text:style-name="P1"><text:tab/>Map-Reduce Framework</text:p>
      <text:p text:style-name="P1"><text:tab/><text:tab/>Map input records=12</text:p>
      <text:p text:style-name="P1"><text:tab/><text:tab/>Map output records=12</text:p>
      <text:p text:style-name="P1"><text:tab/><text:tab/>Input split bytes=208</text:p>
      <text:p text:style-name="P1"><text:tab/><text:tab/>Spilled Records=0</text:p>
      <text:p text:style-name="P1"><text:tab/><text:tab/>Failed Shuffles=0</text:p>
      <text:p text:style-name="P1"><text:tab/><text:tab/>Merged Map outputs=0</text:p>
      <text:p text:style-name="P1"><text:tab/><text:tab/>GC time elapsed (ms)=12</text:p>
      <text:p text:style-name="P1"><text:tab/><text:tab/>CPU time spent (ms)=0</text:p>
      <text:p text:style-name="P1"><text:tab/><text:tab/>Physical memory (bytes) snapshot=0</text:p>
      <text:p text:style-name="P1"><text:tab/><text:tab/>Virtual memory (bytes) snapshot=0</text:p>
      <text:p text:style-name="P1"><text:tab/><text:tab/>Total committed heap usage (bytes)=129761280</text:p>
      <text:p text:style-name="P1"><text:tab/>File Input Format Counters </text:p>
      <text:p text:style-name="P1"><text:tab/><text:tab/>Bytes Read=156</text:p>
      <text:p text:style-name="P1"><text:tab/>File Output Format Counters </text:p>
      <text:p text:style-name="P1"><text:tab/><text:tab/>Bytes Written=84</text:p>
      <text:p text:style-name="P1">hduser@ubuntu:~$ hadoop fs -cat /mapside/output/part-m-00000</text:p>
      <text:p text:style-name="P1">16/12/31 00:53:07 WARN util.NativeCodeLoader: Unable to load native-hadoop library for your platform... using builtin-java classes where applicable</text:p>
      <text:p text:style-name="P1">11<text:tab/>200</text:p>
      <text:p text:style-name="P1">11<text:tab/>150</text:p>
      <text:p text:style-name="P1">12<text:tab/>300</text:p>
      <text:p text:style-name="P1">12<text:tab/>300</text:p>
      <text:p text:style-name="P1">13<text:tab/>300</text:p>
      <text:p text:style-name="P1">13<text:tab/>600</text:p>
      <text:p text:style-name="P1">hduser@ubuntu:~$ hadoop fs -rmr /mapside/output</text:p>
      <text:p text:style-name="P1">rmr: DEPRECATED: Please use 'rm -r' instead.</text:p>
      <text:p text:style-name="P1">16/12/31 01:13:51 WARN util.NativeCodeLoader: Unable to load native-hadoop library for your platform... using builtin-java classes where applicable</text:p>
      <text:p text:style-name="P1">16/12/31 01:13:52 INFO fs.TrashPolicyDefault: Namenode trash configuration: Deletion interval = 0 minutes, Emptier interval = 0 minutes.</text:p>
      <text:p text:style-name="P1">Deleted /mapside/output</text:p>
      <text:p text:style-name="P1">hduser@ubuntu:~$ hadoop jar /home/hduser/totalsaless.jar TotalSaless /mapside /mapside/output</text:p>
      <text:p text:style-name="P1">16/12/31 01:14:07 WARN util.NativeCodeLoader: Unable to load native-hadoop library for your platform... using builtin-java classes where applicable</text:p>
      <text:p text:style-name="P1">16/12/31 01:14:08 INFO Configuration.deprecation: session.id is deprecated. Instead, use dfs.metrics.session-id</text:p>
      <text:p text:style-name="P1">16/12/31 01:14:08 INFO jvm.JvmMetrics: Initializing JVM Metrics with processName=JobTracker, sessionId=</text:p>
      <text:p text:style-name="P1">16/12/31 01:14:09 WARN mapreduce.JobSubmitter: Hadoop command-line option parsing not performed. Implement the Tool interface and execute your application with ToolRunner to remedy this.</text:p>
      <text:p text:style-name="P1">16/12/31 01:14:09 INFO input.FileInputFormat: Total input paths to process : 2</text:p>
      <text:p text:style-name="P1">16/12/31 01:14:09 INFO mapreduce.JobSubmitter: number of splits:2</text:p>
      <text:p text:style-name="P1">16/12/31 01:14:09 INFO mapreduce.JobSubmitter: Submitting tokens for job: job_local108060291_0001</text:p>
      <text:p text:style-name="P1">16/12/31 01:14:10 INFO mapreduce.Job: The url to track the job: http://localhost:8080/</text:p>
      <text:p text:style-name="P1">16/12/31 01:14:10 INFO mapreduce.Job: Running job: job_local108060291_0001</text:p>
      <text:p text:style-name="P1"><text:soft-page-break/>16/12/31 01:14:10 INFO mapred.LocalJobRunner: OutputCommitter set in config null</text:p>
      <text:p text:style-name="P1">16/12/31 01:14:10 INFO mapred.LocalJobRunner: OutputCommitter is org.apache.hadoop.mapreduce.lib.output.FileOutputCommitter</text:p>
      <text:p text:style-name="P1">16/12/31 01:14:10 INFO mapred.LocalJobRunner: Waiting for map tasks</text:p>
      <text:p text:style-name="P1">16/12/31 01:14:10 INFO mapred.LocalJobRunner: Starting task: attempt_local108060291_0001_m_000000_0</text:p>
      <text:p text:style-name="P1">16/12/31 01:14:10 INFO mapred.Task: <text:s/>Using ResourceCalculatorProcessTree : [ ]</text:p>
      <text:p text:style-name="P1">16/12/31 01:14:10 INFO mapred.MapTask: Processing split: hdfs://localhost:54310/mapside/POS1.txt:0+78</text:p>
      <text:p text:style-name="P1">16/12/31 01:14:11 INFO mapreduce.Job: Job job_local108060291_0001 running in uber mode : false</text:p>
      <text:p text:style-name="P1">16/12/31 01:14:11 INFO mapreduce.Job: <text:s/>map 0% reduce 0%</text:p>
      <text:p text:style-name="P1">16/12/31 01:14:12 INFO mapred.MapTask: (EQUATOR) 0 kvi 26214396(104857584)</text:p>
      <text:p text:style-name="P1">16/12/31 01:14:12 INFO mapred.MapTask: mapreduce.task.io.sort.mb: 100</text:p>
      <text:p text:style-name="P1">16/12/31 01:14:12 INFO mapred.MapTask: soft limit at 83886080</text:p>
      <text:p text:style-name="P1">16/12/31 01:14:12 INFO mapred.MapTask: bufstart = 0; bufvoid = 104857600</text:p>
      <text:p text:style-name="P1">16/12/31 01:14:12 INFO mapred.MapTask: kvstart = 26214396; length = 6553600</text:p>
      <text:p text:style-name="P1">16/12/31 01:14:12 INFO mapred.MapTask: Map output collector class = org.apache.hadoop.mapred.MapTask$MapOutputBuffer</text:p>
      <text:p text:style-name="P1">Type mismatch in value from map: expected org.apache.hadoop.io.LongWritable, received org.apache.hadoop.io.Text</text:p>
      <text:p text:style-name="P1">Type mismatch in value from map: expected org.apache.hadoop.io.LongWritable, received org.apache.hadoop.io.Text</text:p>
      <text:p text:style-name="P1">Type mismatch in value from map: expected org.apache.hadoop.io.LongWritable, received org.apache.hadoop.io.Text</text:p>
      <text:p text:style-name="P1">Type mismatch in value from map: expected org.apache.hadoop.io.LongWritable, received org.apache.hadoop.io.Text</text:p>
      <text:p text:style-name="P1">Type mismatch in value from map: expected org.apache.hadoop.io.LongWritable, received org.apache.hadoop.io.Text</text:p>
      <text:p text:style-name="P1">Type mismatch in value from map: expected org.apache.hadoop.io.LongWritable, received org.apache.hadoop.io.Text</text:p>
      <text:p text:style-name="P1">16/12/31 01:14:12 INFO mapred.LocalJobRunner: </text:p>
      <text:p text:style-name="P1">16/12/31 01:14:12 INFO mapred.MapTask: Starting flush of map output</text:p>
      <text:p text:style-name="P1">16/12/31 01:14:12 INFO mapred.Task: Task:attempt_local108060291_0001_m_000000_0 is done. And is in the process of committing</text:p>
      <text:p text:style-name="P1">16/12/31 01:14:12 INFO mapred.LocalJobRunner: map</text:p>
      <text:p text:style-name="P1">16/12/31 01:14:12 INFO mapred.Task: Task 'attempt_local108060291_0001_m_000000_0' done.</text:p>
      <text:p text:style-name="P1">16/12/31 01:14:12 INFO mapred.LocalJobRunner: Finishing task: attempt_local108060291_0001_m_000000_0</text:p>
      <text:p text:style-name="P1">16/12/31 01:14:12 INFO mapred.LocalJobRunner: Starting task: attempt_local108060291_0001_m_000001_0</text:p>
      <text:p text:style-name="P1">16/12/31 01:14:12 INFO mapred.Task: <text:s/>Using ResourceCalculatorProcessTree : [ ]</text:p>
      <text:p text:style-name="P1">16/12/31 01:14:12 INFO mapred.MapTask: Processing split: hdfs://localhost:54310/mapside/POS2.txt:0+78</text:p>
      <text:p text:style-name="P1">16/12/31 01:14:12 INFO mapred.MapTask: (EQUATOR) 0 kvi 26214396(104857584)</text:p>
      <text:p text:style-name="P1">16/12/31 01:14:12 INFO mapred.MapTask: mapreduce.task.io.sort.mb: 100</text:p>
      <text:p text:style-name="P1">16/12/31 01:14:12 INFO mapred.MapTask: soft limit at 83886080</text:p>
      <text:p text:style-name="P1">16/12/31 01:14:12 INFO mapred.MapTask: bufstart = 0; bufvoid = 104857600</text:p>
      <text:p text:style-name="P1">16/12/31 01:14:12 INFO mapred.MapTask: kvstart = 26214396; length = 6553600</text:p>
      <text:p text:style-name="P1"><text:soft-page-break/>16/12/31 01:14:12 INFO mapred.MapTask: Map output collector class = org.apache.hadoop.mapred.MapTask$MapOutputBuffer</text:p>
      <text:p text:style-name="P1">Type mismatch in value from map: expected org.apache.hadoop.io.LongWritable, received org.apache.hadoop.io.Text</text:p>
      <text:p text:style-name="P1">Type mismatch in value from map: expected org.apache.hadoop.io.LongWritable, received org.apache.hadoop.io.Text</text:p>
      <text:p text:style-name="P1">Type mismatch in value from map: expected org.apache.hadoop.io.LongWritable, received org.apache.hadoop.io.Text</text:p>
      <text:p text:style-name="P1">Type mismatch in value from map: expected org.apache.hadoop.io.LongWritable, received org.apache.hadoop.io.Text</text:p>
      <text:p text:style-name="P1">Type mismatch in value from map: expected org.apache.hadoop.io.LongWritable, received org.apache.hadoop.io.Text</text:p>
      <text:p text:style-name="P1">Type mismatch in value from map: expected org.apache.hadoop.io.LongWritable, received org.apache.hadoop.io.Text</text:p>
      <text:p text:style-name="P1">16/12/31 01:14:12 INFO mapred.LocalJobRunner: </text:p>
      <text:p text:style-name="P1">16/12/31 01:14:12 INFO mapred.MapTask: Starting flush of map output</text:p>
      <text:p text:style-name="P1">16/12/31 01:14:12 INFO mapred.Task: Task:attempt_local108060291_0001_m_000001_0 is done. And is in the process of committing</text:p>
      <text:p text:style-name="P1">16/12/31 01:14:12 INFO mapred.LocalJobRunner: map</text:p>
      <text:p text:style-name="P1">16/12/31 01:14:12 INFO mapred.Task: Task 'attempt_local108060291_0001_m_000001_0' done.</text:p>
      <text:p text:style-name="P1">16/12/31 01:14:12 INFO mapred.LocalJobRunner: Finishing task: attempt_local108060291_0001_m_000001_0</text:p>
      <text:p text:style-name="P1">16/12/31 01:14:12 INFO mapred.LocalJobRunner: map task executor complete.</text:p>
      <text:p text:style-name="P1">16/12/31 01:14:12 INFO mapred.LocalJobRunner: Waiting for reduce tasks</text:p>
      <text:p text:style-name="P1">16/12/31 01:14:12 INFO mapred.LocalJobRunner: Starting task: attempt_local108060291_0001_r_000000_0</text:p>
      <text:p text:style-name="P1">16/12/31 01:14:12 INFO mapred.Task: <text:s/>Using ResourceCalculatorProcessTree : [ ]</text:p>
      <text:p text:style-name="P1">16/12/31 01:14:12 INFO mapred.ReduceTask: Using ShuffleConsumerPlugin: org.apache.hadoop.mapreduce.task.reduce.Shuffle@dde33f</text:p>
      <text:p text:style-name="P1">16/12/31 01:14:13 INFO reduce.MergeManagerImpl: MergerManager: memoryLimit=363285696, maxSingleShuffleLimit=90821424, mergeThreshold=239768576, ioSortFactor=10, memToMemMergeOutputsThreshold=10</text:p>
      <text:p text:style-name="P1">16/12/31 01:14:13 INFO reduce.EventFetcher: attempt_local108060291_0001_r_000000_0 Thread started: EventFetcher for fetching Map Completion Events</text:p>
      <text:p text:style-name="P1">16/12/31 01:14:13 INFO reduce.LocalFetcher: localfetcher#1 about to shuffle output of map attempt_local108060291_0001_m_000000_0 decomp: 2 len: 6 to MEMORY</text:p>
      <text:p text:style-name="P1">16/12/31 01:14:13 INFO reduce.InMemoryMapOutput: Read 2 bytes from map-output for attempt_local108060291_0001_m_000000_0</text:p>
      <text:p text:style-name="P1">16/12/31 01:14:13 INFO reduce.MergeManagerImpl: closeInMemoryFile -&gt; map-output of size: 2, inMemoryMapOutputs.size() -&gt; 1, commitMemory -&gt; 0, usedMemory -&gt;2</text:p>
      <text:p text:style-name="P1">16/12/31 01:14:13 INFO mapreduce.Job: <text:s/>map 100% reduce 0%</text:p>
      <text:p text:style-name="P1">16/12/31 01:14:13 INFO reduce.LocalFetcher: localfetcher#1 about to shuffle output of map attempt_local108060291_0001_m_000001_0 decomp: 2 len: 6 to MEMORY</text:p>
      <text:p text:style-name="P1">16/12/31 01:14:13 INFO reduce.InMemoryMapOutput: Read 2 bytes from map-output for attempt_local108060291_0001_m_000001_0</text:p>
      <text:p text:style-name="P1">16/12/31 01:14:13 INFO reduce.MergeManagerImpl: closeInMemoryFile -&gt; map-output of size: 2, inMemoryMapOutputs.size() -&gt; 2, commitMemory -&gt; 2, usedMemory -&gt;4</text:p>
      <text:p text:style-name="P1">16/12/31 01:14:13 INFO reduce.EventFetcher: EventFetcher is interrupted.. Returning</text:p>
      <text:p text:style-name="P1">16/12/31 01:14:13 INFO mapred.LocalJobRunner: 2 / 2 copied.</text:p>
      <text:p text:style-name="P1"><text:soft-page-break/>16/12/31 01:14:13 INFO reduce.MergeManagerImpl: finalMerge called with 2 in-memory map-outputs and 0 on-disk map-outputs</text:p>
      <text:p text:style-name="P1">16/12/31 01:14:13 INFO mapred.Merger: Merging 2 sorted segments</text:p>
      <text:p text:style-name="P1">16/12/31 01:14:13 INFO mapred.Merger: Down to the last merge-pass, with 0 segments left of total size: 0 bytes</text:p>
      <text:p text:style-name="P1">16/12/31 01:14:13 INFO reduce.MergeManagerImpl: Merged 2 segments, 4 bytes to disk to satisfy reduce memory limit</text:p>
      <text:p text:style-name="P1">16/12/31 01:14:13 INFO reduce.MergeManagerImpl: Merging 1 files, 6 bytes from disk</text:p>
      <text:p text:style-name="P1">16/12/31 01:14:13 INFO reduce.MergeManagerImpl: Merging 0 segments, 0 bytes from memory into reduce</text:p>
      <text:p text:style-name="P1">16/12/31 01:14:13 INFO mapred.Merger: Merging 1 sorted segments</text:p>
      <text:p text:style-name="P1">16/12/31 01:14:13 INFO mapred.Merger: Down to the last merge-pass, with 0 segments left of total size: 0 bytes</text:p>
      <text:p text:style-name="P1">16/12/31 01:14:13 INFO mapred.LocalJobRunner: 2 / 2 copied.</text:p>
      <text:p text:style-name="P1">16/12/31 01:14:13 INFO Configuration.deprecation: mapred.skip.on is deprecated. Instead, use mapreduce.job.skiprecords</text:p>
      <text:p text:style-name="P1">16/12/31 01:14:13 INFO mapred.Task: Task:attempt_local108060291_0001_r_000000_0 is done. And is in the process of committing</text:p>
      <text:p text:style-name="P1">16/12/31 01:14:13 INFO mapred.LocalJobRunner: 2 / 2 copied.</text:p>
      <text:p text:style-name="P1">16/12/31 01:14:13 INFO mapred.Task: Task attempt_local108060291_0001_r_000000_0 is allowed to commit now</text:p>
      <text:p text:style-name="P1">16/12/31 01:14:13 INFO output.FileOutputCommitter: Saved output of task 'attempt_local108060291_0001_r_000000_0' to hdfs://localhost:54310/mapside/output/_temporary/0/task_local108060291_0001_r_000000</text:p>
      <text:p text:style-name="P1">16/12/31 01:14:13 INFO mapred.LocalJobRunner: reduce &gt; reduce</text:p>
      <text:p text:style-name="P1">16/12/31 01:14:13 INFO mapred.Task: Task 'attempt_local108060291_0001_r_000000_0' done.</text:p>
      <text:p text:style-name="P1">16/12/31 01:14:13 INFO mapred.LocalJobRunner: Finishing task: attempt_local108060291_0001_r_000000_0</text:p>
      <text:p text:style-name="P1">16/12/31 01:14:13 INFO mapred.LocalJobRunner: reduce task executor complete.</text:p>
      <text:p text:style-name="P1">16/12/31 01:14:14 INFO mapreduce.Job: <text:s/>map 100% reduce 100%</text:p>
      <text:p text:style-name="P1">16/12/31 01:14:14 INFO mapreduce.Job: Job job_local108060291_0001 completed successfully</text:p>
      <text:p text:style-name="P1">16/12/31 01:14:14 INFO mapreduce.Job: Counters: 38</text:p>
      <text:p text:style-name="P1"><text:tab/>File System Counters</text:p>
      <text:p text:style-name="P1"><text:tab/><text:tab/>FILE: Number of bytes read=11981</text:p>
      <text:p text:style-name="P1"><text:tab/><text:tab/>FILE: Number of bytes written=758983</text:p>
      <text:p text:style-name="P1"><text:tab/><text:tab/>FILE: Number of read operations=0</text:p>
      <text:p text:style-name="P1"><text:tab/><text:tab/>FILE: Number of large read operations=0</text:p>
      <text:p text:style-name="P1"><text:tab/><text:tab/>FILE: Number of write operations=0</text:p>
      <text:p text:style-name="P1"><text:tab/><text:tab/>HDFS: Number of bytes read=390</text:p>
      <text:p text:style-name="P1"><text:tab/><text:tab/>HDFS: Number of bytes written=0</text:p>
      <text:p text:style-name="P1"><text:tab/><text:tab/>HDFS: Number of read operations=25</text:p>
      <text:p text:style-name="P1"><text:tab/><text:tab/>HDFS: Number of large read operations=0</text:p>
      <text:p text:style-name="P1"><text:tab/><text:tab/>HDFS: Number of write operations=5</text:p>
      <text:p text:style-name="P1"><text:tab/>Map-Reduce Framework</text:p>
      <text:p text:style-name="P1"><text:tab/><text:tab/>Map input records=12</text:p>
      <text:p text:style-name="P1"><text:tab/><text:tab/>Map output records=0</text:p>
      <text:p text:style-name="P1"><text:tab/><text:tab/>Map output bytes=0</text:p>
      <text:p text:style-name="P1"><text:tab/><text:tab/>Map output materialized bytes=12</text:p>
      <text:p text:style-name="P1"><text:tab/><text:tab/>Input split bytes=208</text:p>
      <text:p text:style-name="P1"><text:soft-page-break/><text:tab/><text:tab/>Combine input records=0</text:p>
      <text:p text:style-name="P1"><text:tab/><text:tab/>Combine output records=0</text:p>
      <text:p text:style-name="P1"><text:tab/><text:tab/>Reduce input groups=0</text:p>
      <text:p text:style-name="P1"><text:tab/><text:tab/>Reduce shuffle bytes=12</text:p>
      <text:p text:style-name="P1"><text:tab/><text:tab/>Reduce input records=0</text:p>
      <text:p text:style-name="P1"><text:tab/><text:tab/>Reduce output records=0</text:p>
      <text:p text:style-name="P1"><text:tab/><text:tab/>Spilled Records=0</text:p>
      <text:p text:style-name="P1"><text:tab/><text:tab/>Shuffled Maps =2</text:p>
      <text:p text:style-name="P1"><text:tab/><text:tab/>Failed Shuffles=0</text:p>
      <text:p text:style-name="P1"><text:tab/><text:tab/>Merged Map outputs=2</text:p>
      <text:p text:style-name="P1"><text:tab/><text:tab/>GC time elapsed (ms)=100</text:p>
      <text:p text:style-name="P1"><text:tab/><text:tab/>CPU time spent (ms)=0</text:p>
      <text:p text:style-name="P1"><text:tab/><text:tab/>Physical memory (bytes) snapshot=0</text:p>
      <text:p text:style-name="P1"><text:tab/><text:tab/>Virtual memory (bytes) snapshot=0</text:p>
      <text:p text:style-name="P1"><text:tab/><text:tab/>Total committed heap usage (bytes)=603795456</text:p>
      <text:p text:style-name="P1"><text:tab/>Shuffle Errors</text:p>
      <text:p text:style-name="P1"><text:tab/><text:tab/>BAD_ID=0</text:p>
      <text:p text:style-name="P1"><text:tab/><text:tab/>CONNECTION=0</text:p>
      <text:p text:style-name="P1"><text:tab/><text:tab/>IO_ERROR=0</text:p>
      <text:p text:style-name="P1"><text:tab/><text:tab/>WRONG_LENGTH=0</text:p>
      <text:p text:style-name="P1"><text:tab/><text:tab/>WRONG_MAP=0</text:p>
      <text:p text:style-name="P1"><text:tab/><text:tab/>WRONG_REDUCE=0</text:p>
      <text:p text:style-name="P1"><text:tab/>File Input Format Counters </text:p>
      <text:p text:style-name="P1"><text:tab/><text:tab/>Bytes Read=156</text:p>
      <text:p text:style-name="P1"><text:tab/>File Output Format Counters </text:p>
      <text:p text:style-name="P1"><text:tab/><text:tab/>Bytes Written=0</text:p>
      <text:p text:style-name="P1">hduser@ubuntu:~$ hadoop fs -cat /mapside/output/part-m-00000</text:p>
      <text:p text:style-name="P1">16/12/31 01:14:22 WARN util.NativeCodeLoader: Unable to load native-hadoop library for your platform... using builtin-java classes where applicable</text:p>
      <text:p text:style-name="P1">cat: `/mapside/output/part-m-00000': No such file or directory</text:p>
      <text:p text:style-name="P1">hduser@ubuntu:~$ hadoop fs -cat /mapside/output/part-r-00000</text:p>
      <text:p text:style-name="P1">16/12/31 01:14:47 WARN util.NativeCodeLoader: Unable to load native-hadoop library for your platform... using builtin-java classes where applicable</text:p>
      <text:p text:style-name="P1">hduser@ubuntu:~$ hadoop fs -cat /mapside/output/part-r-00001</text:p>
      <text:p text:style-name="P1">16/12/31 01:20:26 WARN util.NativeCodeLoader: Unable to load native-hadoop library for your platform... using builtin-java classes where applicable</text:p>
      <text:p text:style-name="P1">cat: `/mapside/output/part-r-00001': No such file or directory</text:p>
      <text:p text:style-name="P1">hduser@ubuntu:~$ hadoop fs -rmr /mapside/output</text:p>
      <text:p text:style-name="P1">rmr: DEPRECATED: Please use 'rm -r' instead.</text:p>
      <text:p text:style-name="P1">16/12/31 01:21:04 WARN util.NativeCodeLoader: Unable to load native-hadoop library for your platform... using builtin-java classes where applicable</text:p>
      <text:p text:style-name="P1">16/12/31 01:21:05 INFO fs.TrashPolicyDefault: Namenode trash configuration: Deletion interval = 0 minutes, Emptier interval = 0 minutes.</text:p>
      <text:p text:style-name="P1">Deleted /mapside/output</text:p>
      <text:p text:style-name="P1">hduser@ubuntu:~$ hadoop jar /home/hduser/totalsaless.jar TotalSaless /mapside /mapside/output</text:p>
      <text:p text:style-name="P1">16/12/31 01:28:05 WARN util.NativeCodeLoader: Unable to load native-hadoop library for your platform... using builtin-java classes where applicable</text:p>
      <text:p text:style-name="P1">16/12/31 01:28:06 INFO Configuration.deprecation: session.id is deprecated. Instead, use dfs.metrics.session-id</text:p>
      <text:p text:style-name="P1"><text:soft-page-break/>16/12/31 01:28:06 INFO jvm.JvmMetrics: Initializing JVM Metrics with processName=JobTracker, sessionId=</text:p>
      <text:p text:style-name="P1">16/12/31 01:28:06 WARN mapreduce.JobSubmitter: Hadoop command-line option parsing not performed. Implement the Tool interface and execute your application with ToolRunner to remedy this.</text:p>
      <text:p text:style-name="P1">16/12/31 01:28:07 INFO input.FileInputFormat: Total input paths to process : 2</text:p>
      <text:p text:style-name="P1">16/12/31 01:28:07 INFO mapreduce.JobSubmitter: number of splits:2</text:p>
      <text:p text:style-name="P1">16/12/31 01:28:07 INFO mapreduce.JobSubmitter: Submitting tokens for job: job_local516054255_0001</text:p>
      <text:p text:style-name="P1">16/12/31 01:28:08 INFO mapreduce.Job: The url to track the job: http://localhost:8080/</text:p>
      <text:p text:style-name="P1">16/12/31 01:28:08 INFO mapreduce.Job: Running job: job_local516054255_0001</text:p>
      <text:p text:style-name="P1">16/12/31 01:28:08 INFO mapred.LocalJobRunner: OutputCommitter set in config null</text:p>
      <text:p text:style-name="P1">16/12/31 01:28:08 INFO mapred.LocalJobRunner: OutputCommitter is org.apache.hadoop.mapreduce.lib.output.FileOutputCommitter</text:p>
      <text:p text:style-name="P1">16/12/31 01:28:08 INFO mapred.LocalJobRunner: Waiting for map tasks</text:p>
      <text:p text:style-name="P1">16/12/31 01:28:08 INFO mapred.LocalJobRunner: Starting task: attempt_local516054255_0001_m_000000_0</text:p>
      <text:p text:style-name="P1">16/12/31 01:28:08 INFO mapred.Task: <text:s/>Using ResourceCalculatorProcessTree : [ ]</text:p>
      <text:p text:style-name="P1">16/12/31 01:28:08 INFO mapred.MapTask: Processing split: hdfs://localhost:54310/mapside/POS1.txt:0+78</text:p>
      <text:p text:style-name="P1">16/12/31 01:28:08 INFO mapred.MapTask: (EQUATOR) 0 kvi 26214396(104857584)</text:p>
      <text:p text:style-name="P1">16/12/31 01:28:08 INFO mapred.MapTask: mapreduce.task.io.sort.mb: 100</text:p>
      <text:p text:style-name="P1">16/12/31 01:28:08 INFO mapred.MapTask: soft limit at 83886080</text:p>
      <text:p text:style-name="P1">16/12/31 01:28:08 INFO mapred.MapTask: bufstart = 0; bufvoid = 104857600</text:p>
      <text:p text:style-name="P1">16/12/31 01:28:08 INFO mapred.MapTask: kvstart = 26214396; length = 6553600</text:p>
      <text:p text:style-name="P1">16/12/31 01:28:08 INFO mapred.MapTask: Map output collector class = org.apache.hadoop.mapred.MapTask$MapOutputBuffer</text:p>
      <text:p text:style-name="P1">16/12/31 01:28:08 INFO mapred.LocalJobRunner: </text:p>
      <text:p text:style-name="P1">16/12/31 01:28:08 INFO mapred.MapTask: Starting flush of map output</text:p>
      <text:p text:style-name="P1">16/12/31 01:28:08 INFO mapred.MapTask: Spilling map output</text:p>
      <text:p text:style-name="P1">16/12/31 01:28:08 INFO mapred.MapTask: bufstart = 0; bufend = 96; bufvoid = 104857600</text:p>
      <text:p text:style-name="P1">16/12/31 01:28:08 INFO mapred.MapTask: kvstart = 26214396(104857584); kvend = 26214376(104857504); length = 21/6553600</text:p>
      <text:p text:style-name="P1">16/12/31 01:28:08 INFO mapred.MapTask: Finished spill 0</text:p>
      <text:p text:style-name="P1">16/12/31 01:28:08 INFO mapred.Task: Task:attempt_local516054255_0001_m_000000_0 is done. And is in the process of committing</text:p>
      <text:p text:style-name="P1">16/12/31 01:28:09 INFO mapred.LocalJobRunner: map</text:p>
      <text:p text:style-name="P1">16/12/31 01:28:09 INFO mapred.Task: Task 'attempt_local516054255_0001_m_000000_0' done.</text:p>
      <text:p text:style-name="P1">16/12/31 01:28:09 INFO mapred.LocalJobRunner: Finishing task: attempt_local516054255_0001_m_000000_0</text:p>
      <text:p text:style-name="P1">16/12/31 01:28:09 INFO mapred.LocalJobRunner: Starting task: attempt_local516054255_0001_m_000001_0</text:p>
      <text:p text:style-name="P1">16/12/31 01:28:09 INFO mapred.Task: <text:s/>Using ResourceCalculatorProcessTree : [ ]</text:p>
      <text:p text:style-name="P1">16/12/31 01:28:09 INFO mapred.MapTask: Processing split: hdfs://localhost:54310/mapside/POS2.txt:0+78</text:p>
      <text:p text:style-name="P1">16/12/31 01:28:09 INFO mapred.MapTask: (EQUATOR) 0 kvi 26214396(104857584)</text:p>
      <text:p text:style-name="P1">16/12/31 01:28:09 INFO mapred.MapTask: mapreduce.task.io.sort.mb: 100</text:p>
      <text:p text:style-name="P1">16/12/31 01:28:09 INFO mapred.MapTask: soft limit at 83886080</text:p>
      <text:p text:style-name="P1">16/12/31 01:28:09 INFO mapred.MapTask: bufstart = 0; bufvoid = 104857600</text:p>
      <text:p text:style-name="P1">16/12/31 01:28:09 INFO mapred.MapTask: kvstart = 26214396; length = 6553600</text:p>
      <text:p text:style-name="P1"><text:soft-page-break/>16/12/31 01:28:09 INFO mapred.MapTask: Map output collector class = org.apache.hadoop.mapred.MapTask$MapOutputBuffer</text:p>
      <text:p text:style-name="P1">16/12/31 01:28:09 INFO mapred.LocalJobRunner: </text:p>
      <text:p text:style-name="P1">16/12/31 01:28:09 INFO mapred.MapTask: Starting flush of map output</text:p>
      <text:p text:style-name="P1">16/12/31 01:28:09 INFO mapred.MapTask: Spilling map output</text:p>
      <text:p text:style-name="P1">16/12/31 01:28:09 INFO mapred.MapTask: bufstart = 0; bufend = 96; bufvoid = 104857600</text:p>
      <text:p text:style-name="P1">16/12/31 01:28:09 INFO mapred.MapTask: kvstart = 26214396(104857584); kvend = 26214376(104857504); length = 21/6553600</text:p>
      <text:p text:style-name="P1">16/12/31 01:28:09 INFO mapred.MapTask: Finished spill 0</text:p>
      <text:p text:style-name="P1">16/12/31 01:28:09 INFO mapred.Task: Task:attempt_local516054255_0001_m_000001_0 is done. And is in the process of committing</text:p>
      <text:p text:style-name="P1">16/12/31 01:28:09 INFO mapred.LocalJobRunner: map</text:p>
      <text:p text:style-name="P1">16/12/31 01:28:09 INFO mapred.Task: Task 'attempt_local516054255_0001_m_000001_0' done.</text:p>
      <text:p text:style-name="P1">16/12/31 01:28:09 INFO mapred.LocalJobRunner: Finishing task: attempt_local516054255_0001_m_000001_0</text:p>
      <text:p text:style-name="P1">16/12/31 01:28:09 INFO mapreduce.Job: Job job_local516054255_0001 running in uber mode : false</text:p>
      <text:p text:style-name="P1">16/12/31 01:28:09 INFO mapreduce.Job: <text:s/>map 100% reduce 0%</text:p>
      <text:p text:style-name="P1">16/12/31 01:28:09 INFO mapred.LocalJobRunner: map task executor complete.</text:p>
      <text:p text:style-name="P1">16/12/31 01:28:09 INFO mapred.LocalJobRunner: Waiting for reduce tasks</text:p>
      <text:p text:style-name="P1">16/12/31 01:28:09 INFO mapred.LocalJobRunner: Starting task: attempt_local516054255_0001_r_000000_0</text:p>
      <text:p text:style-name="P1">16/12/31 01:28:09 INFO mapred.Task: <text:s/>Using ResourceCalculatorProcessTree : [ ]</text:p>
      <text:p text:style-name="P1">16/12/31 01:28:09 INFO mapred.ReduceTask: Using ShuffleConsumerPlugin: org.apache.hadoop.mapreduce.task.reduce.Shuffle@299fd7</text:p>
      <text:p text:style-name="P1">16/12/31 01:28:09 INFO reduce.MergeManagerImpl: MergerManager: memoryLimit=363285696, maxSingleShuffleLimit=90821424, mergeThreshold=239768576, ioSortFactor=10, memToMemMergeOutputsThreshold=10</text:p>
      <text:p text:style-name="P1">16/12/31 01:28:09 INFO reduce.EventFetcher: attempt_local516054255_0001_r_000000_0 Thread started: EventFetcher for fetching Map Completion Events</text:p>
      <text:p text:style-name="P1">16/12/31 01:28:09 INFO reduce.LocalFetcher: localfetcher#1 about to shuffle output of map attempt_local516054255_0001_m_000000_0 decomp: 56 len: 60 to MEMORY</text:p>
      <text:p text:style-name="P1">16/12/31 01:28:09 INFO reduce.InMemoryMapOutput: Read 56 bytes from map-output for attempt_local516054255_0001_m_000000_0</text:p>
      <text:p text:style-name="P1">16/12/31 01:28:09 INFO reduce.MergeManagerImpl: closeInMemoryFile -&gt; map-output of size: 56, inMemoryMapOutputs.size() -&gt; 1, commitMemory -&gt; 0, usedMemory -&gt;56</text:p>
      <text:p text:style-name="P1">16/12/31 01:28:09 INFO reduce.LocalFetcher: localfetcher#1 about to shuffle output of map attempt_local516054255_0001_m_000001_0 decomp: 56 len: 60 to MEMORY</text:p>
      <text:p text:style-name="P1">16/12/31 01:28:09 INFO reduce.InMemoryMapOutput: Read 56 bytes from map-output for attempt_local516054255_0001_m_000001_0</text:p>
      <text:p text:style-name="P1">16/12/31 01:28:09 INFO reduce.MergeManagerImpl: closeInMemoryFile -&gt; map-output of size: 56, inMemoryMapOutputs.size() -&gt; 2, commitMemory -&gt; 56, usedMemory -&gt;112</text:p>
      <text:p text:style-name="P1">16/12/31 01:28:09 INFO reduce.EventFetcher: EventFetcher is interrupted.. Returning</text:p>
      <text:p text:style-name="P1">16/12/31 01:28:09 INFO mapred.LocalJobRunner: 2 / 2 copied.</text:p>
      <text:p text:style-name="P1">16/12/31 01:28:09 INFO reduce.MergeManagerImpl: finalMerge called with 2 in-memory map-outputs and 0 on-disk map-outputs</text:p>
      <text:p text:style-name="P1">16/12/31 01:28:09 INFO mapred.Merger: Merging 2 sorted segments</text:p>
      <text:p text:style-name="P1">16/12/31 01:28:09 INFO mapred.Merger: Down to the last merge-pass, with 2 segments left of total size: 92 bytes</text:p>
      <text:p text:style-name="P1"><text:soft-page-break/>16/12/31 01:28:09 INFO reduce.MergeManagerImpl: Merged 2 segments, 112 bytes to disk to satisfy reduce memory limit</text:p>
      <text:p text:style-name="P1">16/12/31 01:28:09 INFO reduce.MergeManagerImpl: Merging 1 files, 114 bytes from disk</text:p>
      <text:p text:style-name="P1">16/12/31 01:28:09 INFO reduce.MergeManagerImpl: Merging 0 segments, 0 bytes from memory into reduce</text:p>
      <text:p text:style-name="P1">16/12/31 01:28:09 INFO mapred.Merger: Merging 1 sorted segments</text:p>
      <text:p text:style-name="P1">16/12/31 01:28:09 INFO mapred.Merger: Down to the last merge-pass, with 1 segments left of total size: 100 bytes</text:p>
      <text:p text:style-name="P1">16/12/31 01:28:09 INFO mapred.LocalJobRunner: 2 / 2 copied.</text:p>
      <text:p text:style-name="P1">16/12/31 01:28:09 INFO Configuration.deprecation: mapred.skip.on is deprecated. Instead, use mapreduce.job.skiprecords</text:p>
      <text:p text:style-name="P1">16/12/31 01:28:10 INFO mapred.Task: Task:attempt_local516054255_0001_r_000000_0 is done. And is in the process of committing</text:p>
      <text:p text:style-name="P1">16/12/31 01:28:10 INFO mapred.LocalJobRunner: 2 / 2 copied.</text:p>
      <text:p text:style-name="P1">16/12/31 01:28:10 INFO mapred.Task: Task attempt_local516054255_0001_r_000000_0 is allowed to commit now</text:p>
      <text:p text:style-name="P1">16/12/31 01:28:10 INFO output.FileOutputCommitter: Saved output of task 'attempt_local516054255_0001_r_000000_0' to hdfs://localhost:54310/mapside/output/_temporary/0/task_local516054255_0001_r_000000</text:p>
      <text:p text:style-name="P1">16/12/31 01:28:10 INFO mapred.LocalJobRunner: reduce &gt; reduce</text:p>
      <text:p text:style-name="P1">16/12/31 01:28:10 INFO mapred.Task: Task 'attempt_local516054255_0001_r_000000_0' done.</text:p>
      <text:p text:style-name="P1">16/12/31 01:28:10 INFO mapred.LocalJobRunner: Finishing task: attempt_local516054255_0001_r_000000_0</text:p>
      <text:p text:style-name="P1">16/12/31 01:28:10 INFO mapred.LocalJobRunner: reduce task executor complete.</text:p>
      <text:p text:style-name="P1">16/12/31 01:28:11 INFO mapreduce.Job: <text:s/>map 100% reduce 100%</text:p>
      <text:p text:style-name="P1">16/12/31 01:28:11 INFO mapreduce.Job: Job job_local516054255_0001 completed successfully</text:p>
      <text:p text:style-name="P1">16/12/31 01:28:11 INFO mapreduce.Job: Counters: 38</text:p>
      <text:p text:style-name="P1"><text:tab/>File System Counters</text:p>
      <text:p text:style-name="P1"><text:tab/><text:tab/>FILE: Number of bytes read=11504</text:p>
      <text:p text:style-name="P1"><text:tab/><text:tab/>FILE: Number of bytes written=758668</text:p>
      <text:p text:style-name="P1"><text:tab/><text:tab/>FILE: Number of read operations=0</text:p>
      <text:p text:style-name="P1"><text:tab/><text:tab/>FILE: Number of large read operations=0</text:p>
      <text:p text:style-name="P1"><text:tab/><text:tab/>FILE: Number of write operations=0</text:p>
      <text:p text:style-name="P1"><text:tab/><text:tab/>HDFS: Number of bytes read=390</text:p>
      <text:p text:style-name="P1"><text:tab/><text:tab/>HDFS: Number of bytes written=24</text:p>
      <text:p text:style-name="P1"><text:tab/><text:tab/>HDFS: Number of read operations=25</text:p>
      <text:p text:style-name="P1"><text:tab/><text:tab/>HDFS: Number of large read operations=0</text:p>
      <text:p text:style-name="P1"><text:tab/><text:tab/>HDFS: Number of write operations=5</text:p>
      <text:p text:style-name="P1"><text:tab/>Map-Reduce Framework</text:p>
      <text:p text:style-name="P1"><text:tab/><text:tab/>Map input records=12</text:p>
      <text:p text:style-name="P1"><text:tab/><text:tab/>Map output records=12</text:p>
      <text:p text:style-name="P1"><text:tab/><text:tab/>Map output bytes=192</text:p>
      <text:p text:style-name="P1"><text:tab/><text:tab/>Map output materialized bytes=120</text:p>
      <text:p text:style-name="P1"><text:tab/><text:tab/>Input split bytes=208</text:p>
      <text:p text:style-name="P1"><text:tab/><text:tab/>Combine input records=12</text:p>
      <text:p text:style-name="P1"><text:tab/><text:tab/>Combine output records=6</text:p>
      <text:p text:style-name="P1"><text:tab/><text:tab/>Reduce input groups=3</text:p>
      <text:p text:style-name="P1"><text:tab/><text:tab/>Reduce shuffle bytes=120</text:p>
      <text:p text:style-name="P1"><text:tab/><text:tab/>Reduce input records=6</text:p>
      <text:p text:style-name="P1"><text:soft-page-break/><text:tab/><text:tab/>Reduce output records=3</text:p>
      <text:p text:style-name="P1"><text:tab/><text:tab/>Spilled Records=12</text:p>
      <text:p text:style-name="P1"><text:tab/><text:tab/>Shuffled Maps =2</text:p>
      <text:p text:style-name="P1"><text:tab/><text:tab/>Failed Shuffles=0</text:p>
      <text:p text:style-name="P1"><text:tab/><text:tab/>Merged Map outputs=2</text:p>
      <text:p text:style-name="P1"><text:tab/><text:tab/>GC time elapsed (ms)=100</text:p>
      <text:p text:style-name="P1"><text:tab/><text:tab/>CPU time spent (ms)=0</text:p>
      <text:p text:style-name="P1"><text:tab/><text:tab/>Physical memory (bytes) snapshot=0</text:p>
      <text:p text:style-name="P1"><text:tab/><text:tab/>Virtual memory (bytes) snapshot=0</text:p>
      <text:p text:style-name="P1"><text:tab/><text:tab/>Total committed heap usage (bytes)=603795456</text:p>
      <text:p text:style-name="P1"><text:tab/>Shuffle Errors</text:p>
      <text:p text:style-name="P1"><text:tab/><text:tab/>BAD_ID=0</text:p>
      <text:p text:style-name="P1"><text:tab/><text:tab/>CONNECTION=0</text:p>
      <text:p text:style-name="P1"><text:tab/><text:tab/>IO_ERROR=0</text:p>
      <text:p text:style-name="P1"><text:tab/><text:tab/>WRONG_LENGTH=0</text:p>
      <text:p text:style-name="P1"><text:tab/><text:tab/>WRONG_MAP=0</text:p>
      <text:p text:style-name="P1"><text:tab/><text:tab/>WRONG_REDUCE=0</text:p>
      <text:p text:style-name="P1"><text:tab/>File Input Format Counters </text:p>
      <text:p text:style-name="P1"><text:tab/><text:tab/>Bytes Read=156</text:p>
      <text:p text:style-name="P1"><text:tab/>File Output Format Counters </text:p>
      <text:p text:style-name="P1"><text:tab/><text:tab/>Bytes Written=24</text:p>
      <text:p text:style-name="P1">hduser@ubuntu:~$ hadoop fs -cat /mapside/output/part-r-00000</text:p>
      <text:p text:style-name="P1">16/12/31 01:28:19 WARN util.NativeCodeLoader: Unable to load native-hadoop library for your platform... using builtin-java classes where applicable</text:p>
      <text:p text:style-name="P1">11<text:tab/>1300</text:p>
      <text:p text:style-name="P1">12<text:tab/>1150</text:p>
      <text:p text:style-name="P1">13<text:tab/>12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1T01:31:13.341795585</meta:creation-date>
    <dc:date>2016-12-31T01:31:46.511469049</dc:date>
    <meta:editing-duration>PT34S</meta:editing-duration>
    <meta:editing-cycles>1</meta:editing-cycles>
    <meta:document-statistic meta:table-count="0" meta:image-count="0" meta:object-count="0" meta:page-count="15" meta:paragraph-count="543" meta:word-count="3945" meta:character-count="37232" meta:non-whitespace-character-count="33469"/>
    <meta:generator>LibreOffice/5.1.4.2$Linux_x86 LibreOffice_project/10m0$Build-2</meta:generator>
  </office:meta>
</office:document-meta>
</file>